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BlankRow">
      <style:text-properties officeooo:rsid="0030ba3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152cm" style:contextual-spacing="false" fo:line-height="115%" fo:text-align="start" style:justify-single-word="false"/>
      <style:text-properties style:font-name="Times New Roman" fo:font-family="'Times New Roman'" style:font-style-name="Regular" style:font-family-generic="roman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51cm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49cm" fo:margin-bottom="0.049cm" style:contextual-spacing="false" fo:text-align="start" style:justify-single-word="false" style:page-number="auto" fo:padding="0.051cm" fo:border="none">
        <style:tab-stops/>
        <style:drop-cap/>
      </style:paragraph-properties>
      <style:text-properties fo:color="#224b12" loext:opacity="100%" style:font-name="Calibri" fo:font-family="Calibri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49cm" fo:margin-bottom="0.049cm" style:contextual-spacing="false" fo:text-align="start" style:justify-single-word="false" style:page-number="auto" fo:background-color="transparent" fo:padding="0.051cm" fo:border="none"/>
      <style:text-properties fo:color="#395511" loext:opacity="100%" style:font-name="Arial" fo:font-family="Arial" style:font-style-name="Bold" style:font-family-generic="swiss" style:font-pitch="variable" fo:font-size="115%" fo:font-style="normal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9cm" fo:margin-bottom="0.049cm" style:contextual-spacing="false" fo:text-align="center" style:justify-single-word="false"/>
      <style:text-properties fo:color="#333333" loext:opacity="100%"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49cm" fo:margin-bottom="0.04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paragraph-properties fo:text-align="start" style:justify-single-word="false"/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2T17:36:32.882340452</dc:date>
    <meta:editing-duration>PT3H6M21S</meta:editing-duration>
    <meta:editing-cycles>42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